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6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Jastrow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2, 1877</text:p>
      <text:p text:style-name="P5">Month<text:tab/><text:tab/><text:tab/><text:tab/><text:tab/><text:tab/>October</text:p>
      <text:p text:style-name="P5">Year<text:tab/><text:tab/><text:tab/><text:tab/><text:tab/><text:tab/>1877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Rev. S. Morais/</text:p>
      <text:p text:style-name="P3">Pha Octbr 2<text:span text:style-name="T2">nd</text:span><text:span text:style-name="T3"> 77/</text:span></text:p>
      <text:p text:style-name="P3"><text:span text:style-name="T3"><text:tab/>Dear Sir and Colleague!/</text:span></text:p>
      <text:p text:style-name="P3"><text:span text:style-name="T3">You will confer a great favor upon/ me, if you will kindly consent to/ officiate on my behalf at the/ funeral of Mrs </text:span><text:span text:style-name="T4">Leopold</text:span><text:span text:style-name="T5">/ (sister of Mr Lazarus Mayer/ of your Congregation)--which/ is to take place on Thursday/ next at 2 ocl P. M./</text:span></text:p>
      <text:p text:style-name="P3"><text:span text:style-name="T5">If you consent, a carriage will/ be sent for you in due time./</text:span></text:p>
      <text:p text:style-name="P3"><text:span text:style-name="T5">Please let me know your/ decision through bearer if possible./</text:span></text:p>
      <text:p text:style-name="P3"><text:span text:style-name="T5"><text:tab/>With best regards/</text:span></text:p>
      <text:p text:style-name="P3"><text:span text:style-name="T5"><text:tab/><text:tab/>Yours/</text:span></text:p>
      <text:p text:style-name="P3"><text:span text:style-name="T5"><text:tab/><text:tab/>M Jastrow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2:46:23.16</meta:creation-date>
    <meta:document-statistic meta:table-count="0" meta:image-count="0" meta:object-count="0" meta:page-count="2" meta:paragraph-count="69" meta:word-count="249" meta:character-count="1717"/>
    <dc:date>2012-01-17T12:52:22.37</dc:date>
    <dc:creator>Penn Libraries</dc:creator>
    <meta:editing-duration>PT00H05M59S</meta:editing-duration>
    <meta:editing-cycles>1</meta:editing-cycles>
    <meta:generator>OpenOffice.org/3.2$Win32 OpenOffice.org_project/320m12$Build-9483</meta:generator>
  </office:meta>
</office:document-meta>
</file>